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1c34" officeooo:paragraph-rsid="00011c34"/>
    </style:style>
    <style:style style:name="P2" style:family="paragraph" style:parent-style-name="Standard">
      <style:text-properties fo:language="en" fo:country="US" officeooo:rsid="00011c34" officeooo:paragraph-rsid="00011c34"/>
    </style:style>
    <style:style style:name="P3" style:family="paragraph" style:parent-style-name="Title">
      <style:text-properties fo:language="en" fo:country="US" officeooo:rsid="0005b3fa" officeooo:paragraph-rsid="0005b3fa"/>
    </style:style>
    <style:style style:name="P4" style:family="paragraph" style:parent-style-name="Table_20_Contents">
      <style:text-properties fo:language="en" fo:country="US" fo:font-weight="bold" officeooo:rsid="00011c34" officeooo:paragraph-rsid="00011c34" style:font-weight-asian="bold" style:font-weight-complex="bold"/>
    </style:style>
    <style:style style:name="P5" style:family="paragraph" style:parent-style-name="Table_20_Contents">
      <style:text-properties fo:language="en" fo:country="US" officeooo:rsid="00011c34" officeooo:paragraph-rsid="00011c34"/>
    </style:style>
    <style:style style:name="P6" style:family="paragraph" style:parent-style-name="Table_20_Contents">
      <style:text-properties fo:language="en" fo:country="US" officeooo:rsid="0002ba80" officeooo:paragraph-rsid="0002ba80"/>
    </style:style>
    <style:style style:name="P7" style:family="paragraph" style:parent-style-name="Table_20_Contents">
      <style:text-properties fo:language="en" fo:country="US" officeooo:rsid="000368e1" officeooo:paragraph-rsid="000368e1"/>
    </style:style>
    <style:style style:name="P8" style:family="paragraph" style:parent-style-name="Table_20_Contents">
      <style:text-properties fo:language="en" fo:country="US" officeooo:rsid="00047c49" officeooo:paragraph-rsid="00047c49"/>
    </style:style>
    <style:style style:name="T1" style:family="text">
      <style:text-properties fo:language="en" fo:country="US" style:font-size-asian="10.5pt"/>
    </style:style>
    <style:style style:name="T2" style:family="text">
      <style:text-properties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Do</text:p>
      <table:table table:name="Tableau1" table:style-name="Tableau1">
        <table:table-column table:style-name="Tableau1.A" table:number-columns-repeated="2"/>
        <table:table-row>
          <table:table-cell table:style-name="Tableau1.A1" office:value-type="string">
            <text:p text:style-name="P4">Task</text:p>
          </table:table-cell>
          <table:table-cell table:style-name="Tableau1.B1" office:value-type="string">
            <text:p text:style-name="P4">Description</text:p>
          </table:table-cell>
        </table:table-row>
        <table:table-row>
          <table:table-cell table:style-name="Tableau1.A2" office:value-type="string">
            <text:p text:style-name="P5">Subscribe to the network</text:p>
          </table:table-cell>
          <table:table-cell table:style-name="Tableau1.B2" office:value-type="string">
            <text:p text:style-name="P5">(new registration). The provided information includes, name, email address, phone number, address, role (e.g. pharmacists, doctor, patient, etc.). A user can have several roles in the same account. Definition for roles should be easy to modify, so do not hard code the list. The HArNESS server generates a unique UID for the users, stores all the user information locally (history of all “operations”) and returns an acknowledgement to the user with the UID. The user stores the UID also locally.</text:p>
          </table:table-cell>
        </table:table-row>
        <table:table-row>
          <table:table-cell table:style-name="Tableau1.A2" office:value-type="string">
            <text:p text:style-name="P5">Heart Beat</text:p>
          </table:table-cell>
          <table:table-cell table:style-name="Tableau1.B2" office:value-type="string">
            <text:p text:style-name="P5">The HArNESS server maintains the IP address of each node in the network. On a regular basis, every active (connected) node sends a message to the HArNESS server with UID and Current IP. The interval time should be adjustable. So it can be included in the user profile stored locally. Once the server receives the heart beat message, it updates the status of the node with the new IP and the timestamp of the message.</text:p>
          </table:table-cell>
        </table:table-row>
        <table:table-row>
          <table:table-cell table:style-name="Tableau1.A2" office:value-type="string">
            <text:p text:style-name="P5">Lookup a user UID (Lku)</text:p>
          </table:table-cell>
          <table:table-cell table:style-name="Tableau1.B2" office:value-type="string">
            <text:p text:style-name="P5">lookup the UID of another user using the user name (common name).</text:p>
          </table:table-cell>
        </table:table-row>
        <table:table-row>
          <table:table-cell table:style-name="Tableau1.A2" office:value-type="string">
            <text:p text:style-name="P5">Lookup a user IP (Lku- IP)</text:p>
          </table:table-cell>
          <table:table-cell table:style-name="Tableau1.B2" office:value-type="string">
            <text:p text:style-name="P5">lookup the IP of another user using the user UID. The request returns :</text:p>
            <text:p text:style-name="P5">* the status of the user (active or disconnected)</text:p>
            <text:p text:style-name="P5">* its IP address, if she/he is active</text:p>
          </table:table-cell>
        </table:table-row>
        <table:table-row>
          <table:table-cell table:style-name="Tableau1.A2" office:value-type="string">
            <text:p text:style-name="P6">Send an invitation to a user ( Send_INV) :</text:p>
          </table:table-cell>
          <table:table-cell table:style-name="Tableau1.B2" office:value-type="string">
            <text:p text:style-name="P6">allows a user to send an invitation to another user (identified by her/his user UID) . This service consists of several steps and involves the source node, the target node and the HArNESS server. The first step, for example, would invoke Lku. You need to make sure that the new network is updated in all participants’ local storage. Also the role of the source and target in this relationship needs to be defined. For example, patient – primary care physician, patient – patient, patient – pharmacist, doctor – doctor. Define some initial roles and make sure that these categories are not hard coded so they can be easily reconfigured once the system is in operation.</text:p>
          </table:table-cell>
        </table:table-row>
        <table:table-row>
          <table:table-cell table:style-name="Tableau1.A2" office:value-type="string">
            <text:p text:style-name="P7">Remove a contact from my network (Rmc)</text:p>
          </table:table-cell>
          <table:table-cell table:style-name="Tableau1.B2" office:value-type="string">
            <text:p text:style-name="P7">It basically the reverse of the Send_INV service</text:p>
          </table:table-cell>
        </table:table-row>
        <table:table-row>
          <table:table-cell table:style-name="Tableau1.A2" office:value-type="string">
            <text:p text:style-name="P7">Lookup pending invitations (Lku- INV)</text:p>
          </table:table-cell>
          <table:table-cell table:style-name="Tableau1.B2" office:value-type="string">
            <text:p text:style-name="P7">allows a user to retrieve pending invitations</text:p>
          </table:table-cell>
        </table:table-row>
        <table:table-row>
          <table:table-cell table:style-name="Tableau1.A2" office:value-type="string">
            <text:p text:style-name="P7">Accept/decline invitations (Acc- INV)</text:p>
          </table:table-cell>
          <table:table-cell table:style-name="Tableau1.B2" office:value-type="string">
            <text:p text:style-name="P7">allows a user to accept or decline a given <text:soft-page-break/>pending invitation</text:p>
          </table:table-cell>
        </table:table-row>
        <table:table-row>
          <table:table-cell table:style-name="Tableau1.A2" office:value-type="string">
            <text:p text:style-name="P8">Send data to one or several of her/his friends</text:p>
          </table:table-cell>
          <table:table-cell table:style-name="Tableau1.B2" office:value-type="string">
            <text:p text:style-name="P8">For this purpose, you need to develop a service </text:p>
            <text:p text:style-name="P8">that will allow a user to send a message to another user. You need to make sure that the target UID is part of the sender’s current network. The proposed protocol is as fellow:</text:p>
            <text:p text:style-name="P8">* If the receiver node is active (connected), the sender node sends the message via a </text:p>
            <text:p text:style-name="P8">REST request to the receiver.</text:p>
            <text:p text:style-name="P8">* If the receiver is not connected, the sender sends a notification to the HArNESS service </text:p>
            <text:p text:style-name="P8">containing his ID and the receiver ID. T he message status is then "undelivered"</text:p>
            <text:p text:style-name="P8">* As soon as the receiver is active, he receives the notification and contacts the sender </text:p>
            <text:p text:style-name="P8">to retrieve the message (hoping that the sender is active), via a REST request. Once </text:p>
            <text:p text:style-name="P8">the message is received, the status of the message should be changed to “delivered”. </text:p>
            <text:p text:style-name="P8">The type of information exchanged can be any information retrieved from an FHIR </text:p>
            <text:p text:style-name="P8">server.</text:p>
          </table:table-cell>
        </table:table-row>
      </table:table>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20:17:55.680146944</meta:creation-date>
    <dc:date>2017-11-08T19:58:54.426424893</dc:date>
    <meta:editing-duration>PT28M9S</meta:editing-duration>
    <meta:editing-cycles>5</meta:editing-cycles>
    <meta:generator>LibreOffice/5.2.7.2$Linux_X86_64 LibreOffice_project/20m0$Build-2</meta:generator>
    <meta:document-statistic meta:table-count="1" meta:image-count="0" meta:object-count="0" meta:page-count="2" meta:paragraph-count="33" meta:word-count="542" meta:character-count="3114" meta:non-whitespace-character-count="2594"/>
  </office:meta>
</office:document-meta>
</file>